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Yokipi</text:p>
          </table:table-cell>
          <table:table-cell table:style-name="ce1" office:value-type="string" calcext:value-type="string">
            <text:p>Kiki</text:p>
          </table:table-cell>
          <table:table-cell table:style-name="ce6" office:value-type="string" calcext:value-type="string">
            <text:p>Hayato</text:p>
          </table:table-cell>
          <table:table-cell table:style-name="ce1" office:value-type="string" calcext:value-type="string">
            <text:p>eggsdee</text:p>
          </table:table-cell>
          <table:table-cell table:style-name="ce1" office:value-type="string" calcext:value-type="string">
            <text:p>Miye</text:p>
          </table:table-cell>
          <table:table-cell table:style-name="ce1" office:value-type="string" calcext:value-type="string">
            <text:p>Deafness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ShiroKuro</text:p>
          </table:table-cell>
          <table:table-cell table:style-name="ce1" office:value-type="string" calcext:value-type="string">
            <text:p>chroma69</text:p>
          </table:table-cell>
          <table:table-cell table:style-name="ce1" office:value-type="string" calcext:value-type="string">
            <text:p>Kazso</text:p>
          </table:table-cell>
          <table:table-cell table:style-name="ce1" office:value-type="string" calcext:value-type="string">
            <text:p>Alisteria</text:p>
          </table:table-cell>
          <table:table-cell table:style-name="ce1" office:value-type="string" calcext:value-type="string">
            <text:p>Kamishiro</text:p>
          </table:table-cell>
          <table:table-cell table:style-name="ce1" office:value-type="string" calcext:value-type="string">
            <text:p>Alsex</text:p>
          </table:table-cell>
          <table:table-cell table:style-name="ce1" office:value-type="string" calcext:value-type="string">
            <text:p>Shuuk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vangelion Shin Movie: Jo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6e81wt.webm" xlink:type="simple">"Beautiful World" by Hikaru Utada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2]+[.G2]+[.H2]+[.I2]+[.J2]+[.K2]+[.L2]+[.M2]+[.N2]+[.O2]+[.P2]+[.Q2]+[.R2]+[.S2]+[.T2]+[.U2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fr5hh8.webm" xlink:type="simple">"This Is Love" by Hikaru Utada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4" table:formula="of:=[.F3]+[.G3]+[.H3]+[.I3]+[.J3]+[.K3]+[.L3]+[.M3]+[.N3]+[.O3]+[.P3]+[.Q3]+[.R3]+[.S3]+[.T3]+[.U3]" office:value-type="float" office:value="65" calcext:value-type="float">
            <text:p>6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enguin Highway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wcvbkw.webm" xlink:type="simple">"Good Night by Hikaru Utada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65" calcext:value-type="float">
            <text:p>6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in Evangelion Movie:||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9mjfru.webm" xlink:type="simple">"One Last Kiss" by Hikaru Utada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68" calcext:value-type="float">
            <text:p>6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vangelion Shin Movie: Kyuu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pkfyoc.webm" xlink:type="simple">"Sakura Nagashi" by Hikaru Utada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72" calcext:value-type="float">
            <text:p>7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in Evangelion Movie:||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5a1c8u.webm" xlink:type="simple">"Beautiful World (Da Capo Version)" by Hikaru Utada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80" calcext:value-type="float">
            <text:p>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Evangelion Shin Movie: Ha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h3l81l.webm" xlink:type="simple">"Beautiful World -PLANiTb Acoustica Mix-" by Hikaru Utada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umetsu no Anata e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grzr0o.webm" xlink:type="simple">"PINK BLOOD" by Hikaru Utada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97" calcext:value-type="float">
            <text:p>97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0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" meta:object-count="0"/>
    <meta:generator>LibreOfficeDev/6.0.5.2$Linux_X86_64 LibreOffice_project/</meta:generator>
  </office:meta>
</office:document-meta>
</file>